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0cm" svg:height="30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cm" svg:y1="6.001cm" svg:x2="21cm" svg:y2="36.001cm">
          <text:p/>
        </draw:line>
        <draw:line draw:style-name="gr2" draw:text-style-name="P1" draw:layer="layout" svg:x1="19.432cm" svg:y1="35.917cm" svg:x2="22.568cm" svg:y2="6.081cm">
          <text:p/>
        </draw:line>
        <draw:line draw:style-name="gr2" draw:text-style-name="P1" draw:layer="layout" svg:x1="17.882cm" svg:y1="35.67cm" svg:x2="24.119cm" svg:y2="6.326cm">
          <text:p/>
        </draw:line>
        <draw:line draw:style-name="gr2" draw:text-style-name="P1" draw:layer="layout" svg:x1="16.365cm" svg:y1="35.265cm" svg:x2="25.636cm" svg:y2="6.733cm">
          <text:p/>
        </draw:line>
        <draw:line draw:style-name="gr2" draw:text-style-name="P1" draw:layer="layout" svg:x1="14.9cm" svg:y1="34.702cm" svg:x2="27.102cm" svg:y2="7.296cm">
          <text:p/>
        </draw:line>
        <draw:line draw:style-name="gr2" draw:text-style-name="P1" draw:layer="layout" svg:x1="13.501cm" svg:y1="33.989cm" svg:x2="28.501cm" svg:y2="8.008cm">
          <text:p/>
        </draw:line>
        <draw:line draw:style-name="gr2" draw:text-style-name="P1" draw:layer="layout" svg:x1="12.184cm" svg:y1="33.135cm" svg:x2="29.818cm" svg:y2="8.864cm">
          <text:p/>
        </draw:line>
        <draw:line draw:style-name="gr2" draw:text-style-name="P1" draw:layer="layout" svg:x1="10.964cm" svg:y1="32.146cm" svg:x2="31.038cm" svg:y2="9.852cm">
          <text:p/>
        </draw:line>
        <draw:line draw:style-name="gr2" draw:text-style-name="P1" draw:layer="layout" svg:x1="9.854cm" svg:y1="31.036cm" svg:x2="32.148cm" svg:y2="10.962cm">
          <text:p/>
        </draw:line>
        <draw:line draw:style-name="gr2" draw:text-style-name="P1" draw:layer="layout" svg:x1="8.866cm" svg:y1="29.816cm" svg:x2="33.137cm" svg:y2="12.182cm">
          <text:p/>
        </draw:line>
        <draw:line draw:style-name="gr2" draw:text-style-name="P1" draw:layer="layout" svg:x1="8.011cm" svg:y1="28.499cm" svg:x2="33.992cm" svg:y2="13.499cm">
          <text:p/>
        </draw:line>
        <draw:line draw:style-name="gr2" draw:text-style-name="P1" draw:layer="layout" svg:x1="7.298cm" svg:y1="27.1cm" svg:x2="34.704cm" svg:y2="14.898cm">
          <text:p/>
        </draw:line>
        <draw:line draw:style-name="gr2" draw:text-style-name="P1" draw:layer="layout" svg:x1="6.735cm" svg:y1="25.635cm" svg:x2="35.267cm" svg:y2="16.364cm">
          <text:p/>
        </draw:line>
        <draw:line draw:style-name="gr2" draw:text-style-name="P1" draw:layer="layout" svg:x1="6.329cm" svg:y1="24.118cm" svg:x2="35.673cm" svg:y2="17.881cm">
          <text:p/>
        </draw:line>
        <draw:line draw:style-name="gr2" draw:text-style-name="P1" draw:layer="layout" svg:x1="6.084cm" svg:y1="22.568cm" svg:x2="35.92cm" svg:y2="19.432cm">
          <text:p/>
        </draw:line>
        <draw:line draw:style-name="gr2" draw:text-style-name="P1" draw:layer="layout" svg:x1="6.001cm" svg:y1="21cm" svg:x2="36.001cm" svg:y2="21cm">
          <text:p/>
        </draw:line>
        <draw:line draw:style-name="gr2" draw:text-style-name="P1" draw:layer="layout" svg:x1="6.084cm" svg:y1="19.432cm" svg:x2="35.92cm" svg:y2="22.568cm">
          <text:p/>
        </draw:line>
        <draw:line draw:style-name="gr2" draw:text-style-name="P1" draw:layer="layout" svg:x1="6.329cm" svg:y1="17.882cm" svg:x2="35.673cm" svg:y2="24.119cm">
          <text:p/>
        </draw:line>
        <draw:line draw:style-name="gr2" draw:text-style-name="P1" draw:layer="layout" svg:x1="6.735cm" svg:y1="16.365cm" svg:x2="35.267cm" svg:y2="25.636cm">
          <text:p/>
        </draw:line>
        <draw:line draw:style-name="gr2" draw:text-style-name="P1" draw:layer="layout" svg:x1="7.298cm" svg:y1="14.9cm" svg:x2="34.704cm" svg:y2="27.102cm">
          <text:p/>
        </draw:line>
        <draw:line draw:style-name="gr2" draw:text-style-name="P1" draw:layer="layout" svg:x1="8.011cm" svg:y1="13.501cm" svg:x2="33.992cm" svg:y2="28.501cm">
          <text:p/>
        </draw:line>
        <draw:line draw:style-name="gr2" draw:text-style-name="P1" draw:layer="layout" svg:x1="8.865cm" svg:y1="12.183cm" svg:x2="33.136cm" svg:y2="29.817cm">
          <text:p/>
        </draw:line>
        <draw:line draw:style-name="gr2" draw:text-style-name="P1" draw:layer="layout" svg:x1="9.854cm" svg:y1="10.964cm" svg:x2="32.148cm" svg:y2="31.038cm">
          <text:p/>
        </draw:line>
        <draw:line draw:style-name="gr2" draw:text-style-name="P1" draw:layer="layout" svg:x1="10.964cm" svg:y1="9.854cm" svg:x2="31.038cm" svg:y2="32.148cm">
          <text:p/>
        </draw:line>
        <draw:line draw:style-name="gr2" draw:text-style-name="P1" draw:layer="layout" svg:x1="12.184cm" svg:y1="8.866cm" svg:x2="29.818cm" svg:y2="33.137cm">
          <text:p/>
        </draw:line>
        <draw:line draw:style-name="gr2" draw:text-style-name="P1" draw:layer="layout" svg:x1="13.501cm" svg:y1="8.011cm" svg:x2="28.501cm" svg:y2="33.992cm">
          <text:p/>
        </draw:line>
        <draw:line draw:style-name="gr2" draw:text-style-name="P1" draw:layer="layout" svg:x1="14.9cm" svg:y1="7.298cm" svg:x2="27.102cm" svg:y2="34.704cm">
          <text:p/>
        </draw:line>
        <draw:line draw:style-name="gr2" draw:text-style-name="P1" draw:layer="layout" svg:x1="16.365cm" svg:y1="6.735cm" svg:x2="25.636cm" svg:y2="35.267cm">
          <text:p/>
        </draw:line>
        <draw:line draw:style-name="gr2" draw:text-style-name="P1" draw:layer="layout" svg:x1="17.882cm" svg:y1="6.329cm" svg:x2="24.119cm" svg:y2="35.673cm">
          <text:p/>
        </draw:line>
        <draw:line draw:style-name="gr2" draw:text-style-name="P1" draw:layer="layout" svg:x1="19.432cm" svg:y1="6.084cm" svg:x2="22.568cm" svg:y2="35.92cm">
          <text:p/>
        </draw:line>
        <draw:custom-shape draw:style-name="gr1" draw:text-style-name="P1" draw:layer="layout" svg:width="25cm" svg:height="25cm" svg:x="8.501cm" svg:y="8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4.8cm" svg:height="24.8cm" svg:x="8.6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0T15:10:45.767160283</meta:creation-date>
    <dc:date>2016-02-20T17:13:43.895658239</dc:date>
    <meta:editing-duration>PT1H47M44S</meta:editing-duration>
    <meta:editing-cycles>12</meta:editing-cycles>
    <meta:generator>LibreOffice/4.2.8.2$Linux_X86_64 LibreOffice_project/420m0$Build-2</meta:generator>
    <meta:print-date>2016-02-20T17:11:37.281154051</meta:print-date>
    <meta:document-statistic meta:object-count="33"/>
  </office:meta>
</office:document-meta>
</file>